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9aab9" officeooo:paragraph-rsid="0019aab9" style:font-size-asian="28pt" style:font-size-complex="32pt"/>
    </style:style>
    <style:style style:name="P2" style:family="paragraph" style:parent-style-name="Standard">
      <style:text-properties fo:font-size="26pt" officeooo:rsid="0019aab9" officeooo:paragraph-rsid="0019aab9" style:font-size-asian="22.75pt" style:font-size-complex="26pt"/>
    </style:style>
    <style:style style:name="P3" style:family="paragraph" style:parent-style-name="Standard">
      <style:text-properties fo:font-size="20pt" officeooo:rsid="0019aab9" officeooo:paragraph-rsid="0019aab9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O DE HOMOLOGAÇÃO</text:p>
      <text:p text:style-name="P1"/>
      <text:p text:style-name="P2">Nome do Sistema: Matriz transposta</text:p>
      <text:p text:style-name="P2"/>
      <text:p text:style-name="P2">Descrição do Sistema:</text:p>
      <text:p text:style-name="P3"/>
      <text:p text:style-name="P3">O sistema produzido é responsável por calcular a matriz transposta àquela que foi inserida pelo usuário. Esse sistema calcula a matriz transposta tanto de matrizes quadradas como de matrizes não quadradas e apresenta algumas restrições a respeito de como devem ser inseridos os dados da matriz e como deve ser o formato dos elementos da mesma de acordo com a especificação do usuário</text:p>
      <text:p text:style-name="P3"/>
      <text:p text:style-name="P2">Descrição de ajustes ou alterações:</text:p>
      <text:p text:style-name="P2"/>
      <text:p text:style-name="P2"/>
      <text:p text:style-name="P2"/>
      <text:p text:style-name="P2"/>
      <text:p text:style-name="P2"/>
      <text:p text:style-name="P2">Atesto que o sistema foi avaliado e aprovado por estar em conformidade com a especificação</text:p>
      <text:p text:style-name="P2"/>
      <text:p text:style-name="P2">Assinatu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8:01:51.715676101</meta:creation-date>
    <meta:print-date>2016-06-09T18:16:38.842065502</meta:print-date>
    <dc:date>2016-06-09T18:18:29.678049236</dc:date>
    <meta:editing-duration>PT1M27S</meta:editing-duration>
    <meta:editing-cycles>1</meta:editing-cycles>
    <meta:document-statistic meta:table-count="0" meta:image-count="0" meta:object-count="0" meta:page-count="1" meta:paragraph-count="7" meta:word-count="95" meta:character-count="594" meta:non-whitespace-character-count="506"/>
    <meta:generator>LibreOffice/4.2.8.2$Linux_X86_64 LibreOffice_project/420m0$Build-2</meta:generator>
  </office:meta>
</office:document-meta>
</file>